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00000006B6F7113118385404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9.731cm" fo:margin-left="1.101cm" fo:margin-right="0.169cm" fo:margin-top="0cm" fo:margin-bottom="0cm" table:align="margins"/>
    </style:style>
    <style:style style:name="Tabla4.A" style:family="table-column">
      <style:table-column-properties style:column-width="13.855cm" style:rel-column-width="46019*"/>
    </style:style>
    <style:style style:name="Tabla4.B" style:family="table-column">
      <style:table-column-properties style:column-width="1.663cm" style:rel-column-width="5524*"/>
    </style:style>
    <style:style style:name="Tabla4.C" style:family="table-column">
      <style:table-column-properties style:column-width="1.842cm" style:rel-column-width="6116*"/>
    </style:style>
    <style:style style:name="Tabla4.D" style:family="table-column">
      <style:table-column-properties style:column-width="2.371cm" style:rel-column-width="7876*"/>
    </style:style>
    <style:style style:name="Tabla4.1" style:family="table-row">
      <style:table-row-properties style:min-row-height="1.6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2" style:family="table-row">
      <style:table-row-properties style:min-row-height="0.249cm"/>
    </style:style>
    <style:style style:name="Tabla4.A2" style:family="table-cell">
      <style:table-cell-properties fo:padding="0cm" fo:border="none"/>
    </style:style>
    <style:style style:name="Tabla4.3" style:family="table-row">
      <style:table-row-properties style:min-row-height="0.407cm"/>
    </style:style>
    <style:style style:name="Tabla4.A3" style:family="table-cell">
      <style:table-cell-properties fo:padding="0.049cm" fo:border-left="0.05pt solid #000000" fo:border-right="none" fo:border-top="0.05pt solid #000000" fo:border-bottom="0.05pt solid #000000"/>
    </style:style>
    <style:style style:name="Tabla4.D3" style:family="table-cell">
      <style:table-cell-properties fo:padding="0.049cm" fo:border="0.05pt solid #000000"/>
    </style:style>
    <style:style style:name="Tabla4.4" style:family="table-row">
      <style:table-row-properties style:min-row-height="0.155cm"/>
    </style:style>
    <style:style style:name="Tabla2" style:family="table">
      <style:table-properties style:width="21.001cm" table:align="margins"/>
    </style:style>
    <style:style style:name="Tabla2.A" style:family="table-column">
      <style:table-column-properties style:column-width="21.00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3" style:family="paragraph" style:parent-style-name="Standard">
      <style:paragraph-properties fo:margin-left="0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15655" style:font-size-asian="23pt" style:font-weight-asian="bold" style:font-name-complex="Myriad Pro" style:font-size-complex="23pt" style:font-weight-complex="bold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officeooo:paragraph-rsid="0024417d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09cm" fo:font-weight="normal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15655" style:font-size-asian="16pt" style:font-weight-asian="bold" style:font-name-complex="Lucida Sans" style:font-size-complex="16pt" style:font-weight-complex="bold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officeooo:paragraph-rsid="00215655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215655" style:font-size-asian="10pt" style:font-name-complex="Lucida Sans" style:font-size-complex="10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215655" style:font-size-asian="10pt" style:font-size-complex="10pt"/>
    </style:style>
    <style:style style:name="P16" style:family="paragraph" style:parent-style-name="Standard">
      <style:paragraph-properties fo:margin-top="0.018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28pt" style:font-size-asian="28pt" style:font-name-complex="Lucida Sans" style:font-size-complex="28pt"/>
    </style:style>
    <style:style style:name="P17" style:family="paragraph" style:parent-style-name="Standard">
      <style:paragraph-properties fo:margin-top="0.018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40pt" style:font-size-asian="40pt" style:font-name-complex="Lucida Sans" style:font-size-complex="40pt"/>
    </style:style>
    <style:style style:name="P18" style:family="paragraph" style:parent-style-name="Standard">
      <style:paragraph-properties fo:margin-left="0.332cm" fo:margin-right="0cm" fo:margin-top="0.019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style:font-size-asian="8pt" style:font-name-complex="Lucida Sans" style:font-size-complex="8pt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0.332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8pt" fo:letter-spacing="-0.009cm" fo:font-weight="normal" style:font-size-asian="28pt" style:font-weight-asian="normal" style:font-name-complex="Lucida Sans" style:font-size-complex="28pt" style:font-weight-complex="normal"/>
    </style:style>
    <style:style style:name="P21" style:family="paragraph" style:parent-style-name="Standard">
      <style:paragraph-properties fo:margin-left="0.332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0pt" fo:letter-spacing="-0.009cm" fo:font-weight="normal" style:font-size-asian="20pt" style:font-weight-asian="normal" style:font-name-complex="Lucida Sans" style:font-size-complex="20pt" style:font-weight-complex="normal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38pt" fo:letter-spacing="-0.009cm" fo:font-weight="normal" style:font-size-asian="38pt" style:font-weight-asian="normal" style:font-name-complex="Lucida Sans" style:font-size-complex="38pt" style:font-weight-complex="normal"/>
    </style:style>
    <style:style style:name="P2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style:text-underline-style="none" style:font-size-asian="8pt" style:font-name-complex="Lucida Sans" style:font-size-complex="8pt"/>
    </style:style>
    <style:style style:name="P25" style:family="paragraph" style:parent-style-name="Table_20_Contents">
      <style:text-properties style:text-underline-style="none" officeooo:rsid="001a4bc2" officeooo:paragraph-rsid="001a4bc2"/>
    </style:style>
    <style:style style:name="P26" style:family="paragraph" style:parent-style-name="Table_20_Contents">
      <style:text-properties fo:font-size="7pt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style:font-name="Lucida Sans" fo:font-size="16pt" style:font-size-asian="16pt" style:font-name-complex="Lucida Sans" style:font-size-complex="16pt"/>
    </style:style>
    <style:style style:name="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9pt" fo:font-weight="normal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font-name="Lucida Sans" fo:font-size="9pt" fo:letter-spacing="-0.009cm" fo:font-weight="normal" style:font-size-asian="9pt" style:font-weight-asian="normal" style:font-name-complex="Lucida Sans" style:font-size-complex="9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fo:margin-left="0.206cm" fo:margin-right="-0.056cm" fo:margin-top="0.199cm" fo:margin-bottom="0cm" loext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7pt" fo:letter-spacing="-0.007cm" fo:font-weight="bold" style:font-size-asian="7pt" style:font-weight-asian="bold" style:font-name-complex="Lucida Sans" style:font-size-complex="7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text-align="center" style:justify-single-word="false" fo:orphans="0" fo:widows="0" fo:text-indent="0cm" style:auto-text-indent="false" style:text-autospace="none"/>
      <style:text-properties fo:color="#221f1f" style:font-name="Lucida Sans" fo:font-size="7pt" fo:letter-spacing="-0.007cm" fo:font-weight="bold" style:font-size-asian="7pt" style:font-weight-asian="bold" style:font-name-complex="Lucida Sans" style:font-size-complex="7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.064cm" fo:margin-bottom="0cm" loext:contextual-spacing="false" fo:line-height="0.349cm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4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2" style:family="paragraph" style:parent-style-name="Standard">
      <style:paragraph-properties fo:break-before="page"/>
    </style:style>
    <style:style style:name="P43" style:family="paragraph" style:parent-style-name="Standard" style:master-page-name="">
      <style:paragraph-properties fo:margin-left="1.085cm" fo:margin-right="0cm" fo:margin-top="0.058cm" fo:margin-bottom="0cm" loext:contextual-spacing="false" fo:line-height="100%" fo:text-align="start" style:justify-single-word="false" fo:orphans="0" fo:widows="0" fo:text-indent="0cm" style:auto-text-indent="false" style:page-number="auto" style:text-autospace="none"/>
      <style:text-properties fo:color="#221f1f" style:font-name="Lucida Sans" fo:font-size="16pt" fo:letter-spacing="-0.009cm" fo:font-weight="normal" style:font-size-asian="16pt" style:font-weight-asian="normal" style:font-name-complex="Lucida Sans" style:font-size-complex="16pt" style:font-weight-complex="normal"/>
    </style:style>
    <style:style style:name="P44" style:family="paragraph" style:parent-style-name="Standard" style:master-page-name="">
      <style:paragraph-properties fo:margin-left="1.085cm" fo:margin-right="0cm" fo:margin-top="0.058cm" fo:margin-bottom="0cm" loext:contextual-spacing="false" fo:line-height="100%" fo:text-align="start" style:justify-single-word="false" fo:orphans="0" fo:widows="0" fo:text-indent="0cm" style:auto-text-indent="false" style:page-number="auto" fo:break-before="page" style:text-autospace="none"/>
      <style:text-properties fo:color="#221f1f" style:font-name="Lucida Sans" fo:font-size="16pt" fo:letter-spacing="-0.009cm" fo:font-weight="normal" style:font-size-asian="16pt" style:font-weight-asian="normal" style:font-name-complex="Lucida Sans" style:font-size-complex="16pt" style:font-weight-complex="normal"/>
    </style:style>
    <style:style style:name="P45" style:family="paragraph" style:parent-style-name="Standard">
      <style:paragraph-properties fo:margin-left="1.085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16pt" fo:letter-spacing="-0.009cm" fo:font-weight="normal" style:font-size-asian="16pt" style:font-weight-asian="normal" style:font-name-complex="Lucida Sans" style:font-size-complex="16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color="#221f1f" style:font-name="Lucida Sans" fo:font-size="20pt" fo:letter-spacing="-0.009cm" fo:font-weight="normal" style:font-size-asian="20pt" style:font-weight-asian="normal" style:font-name-complex="Lucida Sans" style:font-size-complex="20pt" style:font-weight-complex="normal"/>
    </style:style>
    <style:style style:name="P47" style:family="paragraph" style:parent-style-name="Standard">
      <style:paragraph-properties fo:margin-left="0cm" fo:margin-right="0.101cm" fo:margin-top="0cm" fo:margin-bottom="0cm" loext:contextual-spacing="false" fo:line-height="200%" fo:text-align="center" style:justify-single-word="false" fo:orphans="0" fo:widows="0" fo:text-indent="0cm" style:auto-text-indent="false" style:text-autospace="none"/>
      <style:text-properties fo:color="#221f1f" style:font-name="Lucida Sans" fo:font-size="7pt" fo:letter-spacing="-0.007cm" fo:font-weight="bold" style:font-size-asian="7pt" style:font-weight-asian="bold" style:font-name-complex="Lucida Sans" style:font-size-complex="7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215655" style:font-size-asian="6pt" style:font-weight-asian="normal" style:font-name-complex="Lucida Sans" style:font-size-complex="6pt" style:font-weight-complex="normal" style:text-scale="101%"/>
    </style:style>
    <style:style style:name="P49" style:family="paragraph" style:parent-style-name="Heading_20_1">
      <style:paragraph-properties fo:text-align="center" style:justify-single-word="false"/>
      <style:text-properties fo:color="#221f1f" style:font-name="Lucida Sans" fo:font-size="55pt" fo:letter-spacing="-0.009cm" fo:font-weight="normal" style:font-size-asian="55pt" style:font-weight-asian="normal" style:font-name-complex="Lucida Sans" style:font-size-complex="55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letter-spacing="-0.009cm" style:font-name-complex="Lucida Sans"/>
    </style:style>
    <style:style style:name="T9" style:family="text">
      <style:text-properties fo:color="#221f1f" style:font-name="Lucida Sans" fo:letter-spacing="-0.012cm" style:font-name-complex="Lucida Sans"/>
    </style:style>
    <style:style style:name="T10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11" style:family="text">
      <style:text-properties fo:color="#221f1f" style:text-position="-5% 100%" style:font-name="Lucida Sans" fo:letter-spacing="-0.012cm" style:font-name-complex="Lucida Sans"/>
    </style:style>
    <style:style style:name="T12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3" style:family="text">
      <style:text-properties fo:color="#221f1f" style:text-position="-5% 100%" style:font-name="Lucida Sans" fo:letter-spacing="-0.012cm" fo:font-style="normal" style:text-underline-style="none" fo:font-weight="bold" officeooo:rsid="0054a7d8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style:font-name="Lucida Sans" fo:letter-spacing="-0.012cm" fo:font-style="normal" style:text-underline-style="none" officeooo:rsid="0054a7d8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9cm" style:font-name-complex="Lucida Sans"/>
    </style:style>
    <style:style style:name="T16" style:family="text">
      <style:text-properties fo:color="#221f1f" style:text-position="-5% 100%" style:font-name="Lucida Sans" fo:letter-spacing="-0.009cm" fo:font-style="normal" style:text-underline-style="none" style:font-style-asian="normal" style:font-name-complex="Lucida Sans" style:font-style-complex="normal"/>
    </style:style>
    <style:style style:name="T17" style:family="text">
      <style:text-properties fo:color="#221f1f" style:text-position="-5% 100%" style:font-name="Lucida Sans" style:font-name-complex="Lucida Sans"/>
    </style:style>
    <style:style style:name="T18" style:family="text">
      <style:text-properties style:font-name="Lucida Sans" fo:font-size="8pt" fo:letter-spacing="0.004cm" style:font-size-asian="8pt" style:font-name-complex="Lucida Sans" style:font-size-complex="8pt"/>
    </style:style>
    <style:style style:name="T19" style:family="text">
      <style:text-properties style:font-name="Lucida Sans" fo:font-size="8pt" fo:letter-spacing="0.005cm" style:font-size-asian="8pt" style:font-name-complex="Lucida Sans" style:font-size-complex="8pt"/>
    </style:style>
    <style:style style:name="T20" style:family="text">
      <style:text-properties fo:color="#abab93"/>
    </style:style>
    <style:style style:name="T21" style:family="text">
      <style:text-properties style:text-position="-5% 100%" fo:letter-spacing="-0.012cm"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35">Descripción</text:p>
          </table:table-cell>
          <table:table-cell table:style-name="Tabla4.A1" office:value-type="string">
            <text:p text:style-name="P47">Cantidad Pedida</text:p>
          </table:table-cell>
          <table:table-cell table:style-name="Tabla4.A1" office:value-type="string">
            <text:p text:style-name="P47">Cantidad Entregada</text:p>
          </table:table-cell>
          <table:table-cell table:style-name="Tabla4.D1" office:value-type="string">
            <text:p text:style-name="P34">Estante</text:p>
          </table:table-cell>
        </table:table-row>
        <table:table-row table:style-name="Tabla4.2">
          <table:table-cell table:style-name="Tabla4.A2" office:value-type="string">
            <text:p text:style-name="P36"><text:text-input text:description="&lt;for each=&quot;line in o.move_lines.sorted(key=lambda r: r.product_id.name).sorted(key=lambda r: r.product_id.loc_rack)&quot;&gt;">For each line</text:text-input></text:p>
          </table:table-cell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26"/>
          </table:table-cell>
        </table:table-row>
        <table:table-row table:style-name="Tabla4.3">
          <table:table-cell table:style-name="Tabla4.A3" office:value-type="string">
            <text:p text:style-name="P38"><text:placeholder text:placeholder-type="text">&lt;line.name&gt;</text:placeholder></text:p>
          </table:table-cell>
          <table:table-cell table:style-name="Tabla4.A3" office:value-type="string">
            <text:p text:style-name="P40"><text:text-input text:description="&lt;formatLang(line.product_uom_qty,digits=0)&gt;">21</text:text-input></text:p>
          </table:table-cell>
          <table:table-cell table:style-name="Tabla4.A3" office:value-type="string">
            <text:p text:style-name="P41"/>
          </table:table-cell>
          <table:table-cell table:style-name="Tabla4.D3" office:value-type="string">
            <text:p text:style-name="P39"><text:placeholder text:placeholder-type="text">&lt;line.product_id.loc_rack&gt;</text:placeholder></text:p>
          </table:table-cell>
        </table:table-row>
        <table:table-row table:style-name="Tabla4.4">
          <table:table-cell table:style-name="Tabla4.A2" office:value-type="string">
            <text:p text:style-name="P37"><text:text-input text:description="&lt;/for&gt;">End For</text:text-input></text:p>
          </table:table-cell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26"/>
          </table:table-cell>
        </table:table-row>
      </table:table>
      <text:p text:style-name="Standard"/>
      <text:p text:style-name="P44">Agregados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27"/>
          </table:table-cell>
        </table:table-row>
      </table:table>
      <text:p text:style-name="P43">Notas:</text:p>
      <text:p text:style-name="P45"/>
      <text:p text:style-name="P45"/>
      <text:p text:style-name="P45"/>
      <text:p text:style-name="P45"/>
      <text:p text:style-name="P45">Condiciones Cliente:</text:p>
      <text:p text:style-name="P43"><text:text-input text:description="&lt;o.partner_id.comment&gt;">Juan Ferandez SA</text:text-input></text:p>
      <text:p text:style-name="P21"/>
      <text:p text:style-name="P42"/>
      <text:p text:style-name="Standard"/>
      <text:p text:style-name="P17"><text:text-input text:description="&lt;formatLang(o.date,date='true')&gt;">DD/MM/YYYY</text:text-input></text:p>
      <text:p text:style-name="P16"/>
      <text:p text:style-name="P22"><text:text-input text:description="&lt;o.partner_id.commercial_partner_id.name&gt;">Juan Ferandez SA</text:text-input></text:p>
      <text:p text:style-name="P20"/>
      <text:h text:style-name="P49" text:outline-level="1"><text:text-input text:description="&lt;o.name&gt;">0001-00000023</text:text-input></text:h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8.812cm" fo:margin-left="1.085cm" fo:margin-top="1cm" fo:margin-bottom="0cm" table:align="left"/>
    </style:style>
    <style:style style:name="Tabla3.A" style:family="table-column">
      <style:table-column-properties style:column-width="8.202cm"/>
    </style:style>
    <style:style style:name="Tabla3.B" style:family="table-column">
      <style:table-column-properties style:column-width="2.381cm"/>
    </style:style>
    <style:style style:name="Tabla3.C" style:family="table-column">
      <style:table-column-properties style:column-width="1.296cm"/>
    </style:style>
    <style:style style:name="Tabla3.D" style:family="table-column">
      <style:table-column-properties style:column-width="6.932cm"/>
    </style:style>
    <style:style style:name="Tabla3.1" style:family="table-row">
      <style:table-row-properties style:min-row-height="2.475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706cm"/>
    </style:style>
    <style:style style:name="Tabla3.3" style:family="table-row">
      <style:table-row-properties style:min-row-height="0.868cm"/>
    </style:style>
    <style:style style:name="Tabla3.4" style:family="table-row">
      <style:table-row-properties style:min-row-height="0.582cm"/>
    </style:style>
    <style:style style:name="Tabla1" style:family="table">
      <style:table-properties style:width="18.812cm" fo:margin-left="1.101cm" fo:margin-top="0cm" fo:margin-bottom="0cm" table:align="left"/>
    </style:style>
    <style:style style:name="Tabla1.A" style:family="table-column">
      <style:table-column-properties style:column-width="10.028cm"/>
    </style:style>
    <style:style style:name="Tabla1.B" style:family="table-column">
      <style:table-column-properties style:column-width="8.784cm"/>
    </style:style>
    <style:style style:name="Tabla1.1" style:family="table-row">
      <style:table-row-properties style:min-row-height="1.746cm"/>
    </style:style>
    <style:style style:name="Tabla1.A1" style:family="table-cell">
      <style:table-cell-properties style:vertical-align=""/>
    </style:style>
    <style:style style:name="Tabla8" style:family="table">
      <style:table-properties style:width="18.68cm" fo:margin-left="1.244cm" fo:break-before="auto" fo:break-after="auto" table:align="left"/>
    </style:style>
    <style:style style:name="Tabla8.A" style:family="table-column">
      <style:table-column-properties style:column-width="18.68cm"/>
    </style:style>
    <style:style style:name="Tabla8.1" style:family="table-row">
      <style:table-row-properties style:min-row-height="3.149cm"/>
    </style:style>
    <style:style style:name="Tabla8.A1" style:family="table-cell">
      <style:table-cell-properties fo:padding="0.097cm" fo:border="non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4" style:family="paragraph" style:parent-style-name="Standard">
      <style:paragraph-properties fo:margin-left="0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15655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215655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15655" style:font-size-asian="16pt" style:font-weight-asian="bold" style:font-name-complex="Lucida Sans" style:font-size-complex="16pt" style:font-weight-complex="bold"/>
    </style:style>
    <style:style style:name="MP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215655" style:font-size-asian="10pt" style:font-name-complex="Lucida Sans" style:font-size-complex="10pt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215655" style:font-size-asian="10pt" style:font-size-complex="10pt"/>
    </style:style>
    <style:style style:name="MP1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officeooo:paragraph-rsid="00215655" style:font-size-asian="10pt" style:font-name-complex="Lucida Sans" style:font-size-complex="10pt"/>
    </style:style>
    <style:style style:name="MP12" style:family="paragraph" style:parent-style-name="Standard">
      <style:paragraph-properties fo:margin-left="0.332cm" fo:margin-right="0cm" fo:margin-top="0.019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style:font-size-asian="8pt" style:font-name-complex="Lucida Sans" style:font-size-complex="8pt"/>
    </style:style>
    <style:style style:name="M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style:text-underline-style="none" style:font-size-asian="8pt" style:font-name-complex="Lucida Sans" style:font-size-complex="8pt"/>
    </style:style>
    <style:style style:name="MP15" style:family="paragraph" style:parent-style-name="Table_20_Contents">
      <style:text-properties style:text-underline-style="none" officeooo:rsid="001a4bc2" officeooo:paragraph-rsid="001a4bc2"/>
    </style:style>
    <style:style style:name="M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09cm" fo:font-weight="normal" style:font-size-asian="9pt" style:font-weight-asian="normal" style:font-name-complex="Lucida Sans" style:font-size-complex="9pt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9pt" fo:font-weight="normal" style:font-size-asian="9pt" style:font-weight-asian="normal" style:font-name-complex="Lucida Sans" style:font-size-complex="9pt" style:font-weight-complex="normal"/>
    </style:style>
    <style:style style:name="MP2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2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officeooo:paragraph-rsid="0024417d" style:font-size-asian="9pt" style:font-weight-asian="normal" style:font-size-complex="9pt" style:font-weight-complex="normal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font-name="Lucida Sans" fo:font-size="9pt" fo:letter-spacing="-0.009cm" fo:font-weight="normal" style:font-size-asian="9pt" style:font-weight-asian="normal" style:font-name-complex="Lucida Sans" style:font-size-complex="9pt" style:font-weight-complex="normal"/>
    </style:style>
    <style:style style:name="MP27" style:family="paragraph" style:parent-style-name="Standard">
      <style:paragraph-properties fo:margin-left="0.206cm" fo:margin-right="-0.056cm" fo:margin-top="0.199cm" fo:margin-bottom="0cm" loext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font-name="Lucida Sans" fo:font-size="8pt" fo:letter-spacing="0.004cm" style:font-size-asian="8pt" style:font-name-complex="Lucida Sans" style:font-size-complex="8pt"/>
    </style:style>
    <style:style style:name="MT9" style:family="text">
      <style:text-properties style:font-name="Lucida Sans" fo:font-size="8pt" fo:letter-spacing="0.005cm" style:font-size-asian="8pt" style:font-name-complex="Lucida Sans" style:font-size-complex="8pt"/>
    </style:style>
    <style:style style:name="MT10" style:family="text"/>
    <style:style style:name="MT11" style:family="text">
      <style:text-properties fo:color="#221f1f" style:font-name="Lucida Sans" fo:letter-spacing="-0.009cm" style:font-name-complex="Lucida Sans"/>
    </style:style>
    <style:style style:name="MT12" style:family="text">
      <style:text-properties fo:color="#221f1f" style:font-name="Lucida Sans" fo:letter-spacing="-0.012cm" style:font-name-complex="Lucida Sans"/>
    </style:style>
    <style:style style:name="MT13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4" style:family="text">
      <style:text-properties fo:color="#221f1f" style:text-position="-5% 100%" style:font-name="Lucida Sans" fo:letter-spacing="-0.009cm" style:font-name-complex="Lucida Sans"/>
    </style:style>
    <style:style style:name="MT15" style:family="text">
      <style:text-properties fo:color="#221f1f" style:text-position="-5% 100%" style:font-name="Lucida Sans" style:font-name-complex="Lucida Sans"/>
    </style:style>
    <style:style style:name="MT16" style:family="text">
      <style:text-properties fo:color="#221f1f" style:text-position="-5% 100%" style:font-name="Lucida Sans" fo:letter-spacing="-0.012cm" style:font-name-complex="Lucida Sans"/>
    </style:style>
    <style:style style:name="MT17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18" style:family="text">
      <style:text-properties fo:color="#221f1f" style:text-position="-5% 100%" style:font-name="Lucida Sans" fo:letter-spacing="-0.009cm" fo:font-style="normal" style:text-underline-style="none" style:font-style-asian="normal" style:font-name-complex="Lucida Sans" style:font-style-complex="normal"/>
    </style:style>
    <style:style style:name="MT19" style:family="text">
      <style:text-properties fo:color="#221f1f" style:text-position="-5% 100%" style:font-name="Lucida Sans" fo:letter-spacing="-0.012cm" fo:font-style="normal" style:text-underline-style="none" fo:font-weight="bold" officeooo:rsid="0054a7d8" style:font-style-asian="normal" style:font-weight-asian="bold" style:font-name-complex="Lucida Sans" style:font-style-complex="normal" style:font-weight-complex="bold"/>
    </style:style>
    <style:style style:name="MT20" style:family="text">
      <style:text-properties fo:color="#221f1f" style:text-position="-5% 100%" style:font-name="Lucida Sans" fo:letter-spacing="-0.012cm" fo:font-style="normal" style:text-underline-style="none" officeooo:rsid="0054a7d8" style:font-style-asian="normal" style:font-name-complex="Lucida Sans" style:font-style-complex="normal"/>
    </style:style>
    <style:style style:name="MT21" style:family="text">
      <style:text-properties fo:color="#abab93"/>
    </style:style>
    <style:style style:name="MT22" style:family="text">
      <style:text-properties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014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6.01cm" fo:margin-left="0cm" fo:margin-right="0cm" fo:margin-bottom="0cm" style:dynamic-spacing="false"/>
      </style:header-style>
      <style:footer-style>
        <style:header-footer-properties svg:height="3.97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office:value-type="string">
              <text:p text:style-name="MP2"><text:text-input text:description="&lt;setLang(o.partner_id.lang or &quot;en_US&quot;)&gt;">Lang</text:text-input></text:p>
              <text:p text:style-name="MP3"/>
              <text:p text:style-name="MP4"><draw:frame draw:style-name="Mfr1" draw:name="gráficos2" text:anchor-type="paragraph" svg:x="0.596cm" svg:y="-0.466cm" svg:width="1.355cm" svg:height="1.812cm" draw:z-index="2"><draw:image xlink:href="Pictures/10000000000000500000006B6F7113118385404A.png" xlink:type="simple" xlink:show="embed" xlink:actuate="onLoad"/></draw:frame></text:p>
            </table:table-cell>
            <table:table-cell table:style-name="Tabla3.A1" table:number-rows-spanned="2" office:value-type="string">
              <text:p text:style-name="MP5"/>
              <text:p text:style-name="MP6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7"><text:text-input text:description="&lt;legend&gt;">legend</text:text-input></text:p>
            </table:table-cell>
            <table:table-cell table:style-name="Tabla3.A1" table:number-rows-spanned="2" office:value-type="string">
              <text:p text:style-name="Table_20_Contents"/>
            </table:table-cell>
            <table:table-cell table:style-name="Tabla3.A1" table:number-rows-spanned="2" office:value-type="string">
              <text:p text:style-name="MP8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9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10"><text:span text:style-name="MT4">Fecha</text:span><text:span text:style-name="MT5">: </text:span><text:span text:style-name="MT5"><text:text-input text:description="&lt;if test=&quot;o.date&quot;&gt;">If</text:text-input></text:span><text:span text:style-name="MT5"><text:text-input text:description="&lt;formatLang(o.date,date='true')&gt;">DD/MM/YYYY</text:text-input></text:span><text:span text:style-name="MT6"><text:text-input text:description="&lt;/if&gt;">/if</text:text-input></text:span></text:p>
              <text:p text:style-name="MP11"><text:span text:style-name="MT3"><text:text-input text:description="&lt;if test=&quot;keys.get('print_page_number')&quot;&gt;">IF2</text:text-input></text:span><text:span text:style-name="MT7">Hoja</text:span> Nº: <text:page-number text:select-page="current">3</text:page-number>/<text:page-count>3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3.2">
            <table:table-cell table:style-name="Tabla3.A1" table:number-rows-spanned="3" office:value-type="string">
              <text:p text:style-name="MP12">Horario: Lunes a Viernes de 9 a 13 y de 14 a 17</text:p>
              <text:p text:style-name="MP13"><text:span text:style-name="MT8">Teléfono:</text:span><text:span text:style-name="MT9"> </text:span><text:span text:style-name="MT8">(011) 3220-3605</text:span></text:p>
              <text:p text:style-name="MP14">ventas@salveregina.com.ar</text:p>
              <text:p text:style-name="MP14"><text:a xlink:type="simple" xlink:href="http://www.salveregina.com.ar/" text:style-name="Internet_20_link" text:visited-style-name="Visited_20_Internet_20_Link">www.salveregina.com.ar</text:a></text:p>
              <text:p text:style-name="MP14">facebook.com/salvereginaarg</text:p>
            </table:table-cell>
            <table:covered-table-cell/>
            <table:covered-table-cell/>
            <table:covered-table-cell/>
          </table:table-row>
          <table:table-row table:style-name="Tabla3.3">
            <table:covered-table-cell/>
            <table:table-cell table:style-name="Tabla3.A1" table:number-rows-spanned="2" table:number-columns-spanned="2" office:value-type="string">
              <text:p text:style-name="MP15"/>
            </table:table-cell>
            <table:covered-table-cell/>
            <table:table-cell table:style-name="Tabla3.A1" office:value-type="string">
              <text:p text:style-name="MP16"/>
            </table:table-cell>
          </table:table-row>
          <table:table-row table:style-name="Tabla3.4">
            <table:covered-table-cell/>
            <table:covered-table-cell/>
            <table:covered-table-cell/>
            <table:table-cell table:style-name="Tabla3.A1" office:value-type="string">
              <text:p text:style-name="MP17"/>
            </table:table-cell>
          </table:table-row>
        </table:table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8"><text:span text:style-name="MT11">Cliente</text:span><text:span text:style-name="MT5">:</text:span><text:span text:style-name="MT12"> </text:span><text:span text:style-name="MT13"><text:placeholder text:placeholder-type="text">&lt;o.partner_id.commercial_partner_id.name&gt;</text:placeholder></text:span></text:p>
              <text:p text:style-name="MP19"/>
              <text:p text:style-name="MP20"><text:span text:style-name="MT14">Domicilio</text:span><text:span text:style-name="MT15">:</text:span><text:span text:style-name="MT16"> </text:span><text:span text:style-name="MT17"><text:placeholder text:placeholder-type="text">&lt;partner_address(o.partner_id.commercial_partner_id)&gt;</text:placeholder></text:span></text:p>
              <text:p text:style-name="MP21"/>
              <text:p text:style-name="MP22"><text:span text:style-name="MT18">Teléfono:</text:span><text:span text:style-name="MT17"> </text:span><text:span text:style-name="MT17"><text:placeholder text:placeholder-type="text">&lt;o.partner_id.commercial_partner_id.phone&gt;</text:placeholder></text:span></text:p>
            </table:table-cell>
            <table:table-cell table:style-name="Tabla1.A1" office:value-type="string">
              <text:p text:style-name="MP23"/>
              <text:p text:style-name="MP24"><text:span text:style-name="MT19"><text:placeholder text:placeholder-type="text">&lt;if test="o.partner_id.parent_id"&gt;</text:placeholder></text:span><text:span text:style-name="MT20">Enviar a</text:span><text:span text:style-name="MT17">: </text:span><text:span text:style-name="MT17"><text:placeholder text:placeholder-type="text">&lt;o.partner_id.name&gt;</text:placeholder></text:span><text:span text:style-name="MT17"> - </text:span><text:span text:style-name="MT17"><text:placeholder text:placeholder-type="text">&lt;partner_address(o.partner_id)&gt;</text:placeholder></text:span><text:span text:style-name="MT17"><text:placeholder text:placeholder-type="text">&lt;/if&gt;</text:placeholder></text:span></text:p>
              <text:p text:style-name="MP19"/>
              <text:p text:style-name="MP25"/>
              <text:p text:style-name="MP26"/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row table:style-name="Tabla8.1">
            <table:table-cell table:style-name="Tabla8.A1" office:value-type="string">
              <text:p text:style-name="MP27"><text:span text:style-name="MT21">OBSERVACIONES:</text:span> <text:span text:style-name="MT22"><text:placeholder text:placeholder-type="text">&lt;o.note&gt;</text:placehold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6-10T13:41:55.334490999</dc:date>
    <meta:editing-duration>P1DT5H12M25S</meta:editing-duration>
    <meta:editing-cycles>217</meta:editing-cycles>
    <meta:generator>LibreOffice/5.1.2.2$Linux_X86_64 LibreOffice_project/10m0$Build-2</meta:generator>
    <meta:document-statistic meta:table-count="5" meta:image-count="1" meta:object-count="0" meta:page-count="3" meta:paragraph-count="33" meta:word-count="137" meta:character-count="800" meta:non-whitespace-character-count="756"/>
  </office:meta>
</office:document-meta>
</file>